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D8F6FCD3F0C8BA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5bc40" officeooo:paragraph-rsid="004387e2"/>
    </style:style>
    <style:style style:name="P14" style:family="paragraph" style:parent-style-name="Table_20_Contents">
      <style:text-properties fo:language="ru" fo:country="RU" officeooo:rsid="001c3bf9" officeooo:paragraph-rsid="001c3bf9"/>
    </style:style>
    <style:style style:name="P15" style:family="paragraph" style:parent-style-name="Table_20_Contents">
      <style:text-properties fo:language="ru" fo:country="RU" officeooo:rsid="001c3bf9" officeooo:paragraph-rsid="0020797c"/>
    </style:style>
    <style:style style:name="P16" style:family="paragraph" style:parent-style-name="Table_20_Contents">
      <style:text-properties fo:language="ru" fo:country="RU" officeooo:rsid="001d8bed" officeooo:paragraph-rsid="001d8bed"/>
    </style:style>
    <style:style style:name="P17" style:family="paragraph" style:parent-style-name="Table_20_Contents">
      <style:text-properties fo:language="ru" fo:country="RU" officeooo:rsid="001f7c26" officeooo:paragraph-rsid="001f7c26"/>
    </style:style>
    <style:style style:name="P18" style:family="paragraph" style:parent-style-name="Table_20_Contents">
      <style:text-properties fo:language="ru" fo:country="RU" officeooo:rsid="00236b17" officeooo:paragraph-rsid="00236b17"/>
    </style:style>
    <style:style style:name="P19" style:family="paragraph" style:parent-style-name="Table_20_Contents">
      <style:text-properties fo:language="ru" fo:country="RU" officeooo:rsid="0023972e" officeooo:paragraph-rsid="0023972e"/>
    </style:style>
    <style:style style:name="P20" style:family="paragraph" style:parent-style-name="Table_20_Contents">
      <style:text-properties fo:language="ru" fo:country="RU" officeooo:rsid="00247dec" officeooo:paragraph-rsid="00417ce6"/>
    </style:style>
    <style:style style:name="P21" style:family="paragraph" style:parent-style-name="Table_20_Contents">
      <style:text-properties fo:language="ru" fo:country="RU" officeooo:paragraph-rsid="004387e2"/>
    </style:style>
    <style:style style:name="P22" style:family="paragraph" style:parent-style-name="Table_20_Contents">
      <style:text-properties fo:language="ru" fo:country="RU" officeooo:rsid="0043fd57" officeooo:paragraph-rsid="0043fd57"/>
    </style:style>
    <style:style style:name="P23" style:family="paragraph" style:parent-style-name="Table_20_Contents">
      <style:text-properties fo:language="ru" fo:country="RU" officeooo:rsid="003bcf8d" officeooo:paragraph-rsid="0043fd57"/>
    </style:style>
    <style:style style:name="P24" style:family="paragraph" style:parent-style-name="Table_20_Contents">
      <style:text-properties fo:language="ru" fo:country="RU" officeooo:rsid="003f115a" officeooo:paragraph-rsid="0043fd57"/>
    </style:style>
    <style:style style:name="P25" style:family="paragraph" style:parent-style-name="Table_20_Contents">
      <style:text-properties fo:language="ru" fo:country="RU" officeooo:rsid="0046f101" officeooo:paragraph-rsid="0046f101"/>
    </style:style>
    <style:style style:name="P26" style:family="paragraph" style:parent-style-name="Table_20_Contents">
      <style:text-properties officeooo:rsid="00167a87" officeooo:paragraph-rsid="00167a87"/>
    </style:style>
    <style:style style:name="P27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8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9" style:family="paragraph" style:parent-style-name="Table_20_Contents">
      <style:text-properties officeooo:rsid="0017ec33" officeooo:paragraph-rsid="0017ec33"/>
    </style:style>
    <style:style style:name="P30" style:family="paragraph" style:parent-style-name="Table_20_Contents">
      <style:text-properties officeooo:rsid="00194e1a" officeooo:paragraph-rsid="00194e1a"/>
    </style:style>
    <style:style style:name="P31" style:family="paragraph" style:parent-style-name="Table_20_Contents">
      <style:text-properties officeooo:rsid="00220051" officeooo:paragraph-rsid="00220051"/>
    </style:style>
    <style:style style:name="P32" style:family="paragraph" style:parent-style-name="Table_20_Contents">
      <style:text-properties officeooo:rsid="00222a45" officeooo:paragraph-rsid="00222a45"/>
    </style:style>
    <style:style style:name="P33" style:family="paragraph" style:parent-style-name="Table_20_Contents">
      <style:text-properties officeooo:rsid="00247dec" officeooo:paragraph-rsid="00247dec"/>
    </style:style>
    <style:style style:name="P34" style:family="paragraph" style:parent-style-name="Table_20_Contents">
      <style:text-properties officeooo:rsid="0026b0ef" officeooo:paragraph-rsid="0026b0ef"/>
    </style:style>
    <style:style style:name="P35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6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37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38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39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40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41" style:family="paragraph" style:parent-style-name="Table_20_Contents">
      <style:text-properties officeooo:rsid="002bc180" officeooo:paragraph-rsid="002bc180"/>
    </style:style>
    <style:style style:name="P4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43" style:family="paragraph" style:parent-style-name="Table_20_Contents">
      <style:text-properties officeooo:rsid="0039aea4" officeooo:paragraph-rsid="0039aea4"/>
    </style:style>
    <style:style style:name="P44" style:family="paragraph" style:parent-style-name="Table_20_Contents">
      <style:text-properties officeooo:rsid="0039aea4" officeooo:paragraph-rsid="0045122e"/>
    </style:style>
    <style:style style:name="P45" style:family="paragraph" style:parent-style-name="Table_20_Contents">
      <style:text-properties officeooo:rsid="0039aea4" officeooo:paragraph-rsid="00469878"/>
    </style:style>
    <style:style style:name="P46" style:family="paragraph" style:parent-style-name="Table_20_Contents">
      <style:text-properties officeooo:rsid="003bcf8d" officeooo:paragraph-rsid="0043fd57"/>
    </style:style>
    <style:style style:name="P47" style:family="paragraph" style:parent-style-name="Table_20_Contents">
      <style:text-properties officeooo:rsid="0040490f" officeooo:paragraph-rsid="0040490f"/>
    </style:style>
    <style:style style:name="P48" style:family="paragraph" style:parent-style-name="Table_20_Contents">
      <style:text-properties officeooo:rsid="0040490f" officeooo:paragraph-rsid="0041fb22"/>
    </style:style>
    <style:style style:name="P49" style:family="paragraph" style:parent-style-name="Table_20_Contents">
      <style:text-properties officeooo:rsid="0041fb22" officeooo:paragraph-rsid="0041fb22"/>
    </style:style>
    <style:style style:name="P50" style:family="paragraph" style:parent-style-name="Table_20_Contents">
      <style:text-properties officeooo:rsid="0045122e" officeooo:paragraph-rsid="0045122e"/>
    </style:style>
    <style:style style:name="P51" style:family="paragraph" style:parent-style-name="Table_20_Contents">
      <style:text-properties officeooo:rsid="00469878" officeooo:paragraph-rsid="00469878"/>
    </style:style>
    <style:style style:name="P52" style:family="paragraph" style:parent-style-name="Table_20_Contents">
      <style:text-properties officeooo:rsid="00479b00" officeooo:paragraph-rsid="00479b00"/>
    </style:style>
    <style:style style:name="P53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54" style:family="paragraph" style:parent-style-name="Статус_20_Готово">
      <style:text-properties officeooo:rsid="003e0676" officeooo:paragraph-rsid="003e0676"/>
    </style:style>
    <style:style style:name="P55" style:family="paragraph" style:parent-style-name="Статус_20_Готово">
      <style:text-properties officeooo:paragraph-rsid="004387e2"/>
    </style:style>
    <style:style style:name="P56" style:family="paragraph" style:parent-style-name="Статус_20_Готово">
      <style:text-properties officeooo:rsid="0046f101" officeooo:paragraph-rsid="0046f101"/>
    </style:style>
    <style:style style:name="P57" style:family="paragraph" style:parent-style-name="Table_20_Contents" style:list-style-name="L1">
      <style:text-properties officeooo:rsid="003bcf8d" officeooo:paragraph-rsid="0043fd57"/>
    </style:style>
    <style:style style:name="P58" style:family="paragraph" style:parent-style-name="Table_20_Contents" style:list-style-name="L1">
      <style:text-properties fo:language="ru" fo:country="RU" officeooo:rsid="003bcf8d" officeooo:paragraph-rsid="0043fd57"/>
    </style:style>
    <style:style style:name="P59" style:family="paragraph" style:parent-style-name="Table_20_Contents" style:list-style-name="L2">
      <style:text-properties fo:language="ru" fo:country="RU" officeooo:rsid="001c3bf9" officeooo:paragraph-rsid="001c3bf9"/>
    </style:style>
    <style:style style:name="P60" style:family="paragraph" style:parent-style-name="Table_20_Contents" style:list-style-name="L3">
      <style:text-properties fo:language="ru" fo:country="RU" officeooo:rsid="001f7c26" officeooo:paragraph-rsid="001f7c26"/>
    </style:style>
    <style:style style:name="P61" style:family="paragraph" style:parent-style-name="Table_20_Contents" style:list-style-name="L2">
      <style:text-properties officeooo:paragraph-rsid="0020797c"/>
    </style:style>
    <style:style style:name="P62" style:family="paragraph" style:parent-style-name="Table_20_Contents" style:list-style-name="L2">
      <style:text-properties officeooo:paragraph-rsid="001c3bf9"/>
    </style:style>
    <style:style style:name="P63" style:family="paragraph" style:parent-style-name="Table_20_Contents" style:list-style-name="L4">
      <style:text-properties officeooo:rsid="00222a45" officeooo:paragraph-rsid="00222a45"/>
    </style:style>
    <style:style style:name="P64" style:family="paragraph" style:parent-style-name="Table_20_Contents" style:list-style-name="L4">
      <style:text-properties officeooo:rsid="002f46ee" officeooo:paragraph-rsid="002f46ee"/>
    </style:style>
    <style:style style:name="P65" style:family="paragraph" style:parent-style-name="Table_20_Contents" style:list-style-name="L5">
      <style:text-properties officeooo:rsid="0026b0ef" officeooo:paragraph-rsid="0026b0ef"/>
    </style:style>
    <style:style style:name="P66" style:family="paragraph" style:parent-style-name="Table_20_Contents" style:list-style-name="L6">
      <style:text-properties officeooo:rsid="0041fb22" officeooo:paragraph-rsid="0041fb22"/>
    </style:style>
    <style:style style:name="P67" style:family="paragraph" style:parent-style-name="Heading_20_1">
      <style:paragraph-properties fo:text-align="center" style:justify-single-word="false"/>
      <style:text-properties fo:language="ru" fo:country="RU"/>
    </style:style>
    <style:style style:name="P68" style:family="paragraph" style:parent-style-name="Heading_20_3">
      <style:paragraph-properties fo:text-align="center" style:justify-single-word="false"/>
    </style:style>
    <style:style style:name="P69" style:family="paragraph" style:parent-style-name="Heading_20_3">
      <style:paragraph-properties fo:text-align="center" style:justify-single-word="false"/>
      <style:text-properties officeooo:paragraph-rsid="004387e2"/>
    </style:style>
    <style:style style:name="P70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71" style:family="paragraph" style:parent-style-name="Статус_20_Готово">
      <style:text-properties officeooo:rsid="004805b0" officeooo:paragraph-rsid="004805b0"/>
    </style:style>
    <style:style style:name="P72" style:family="paragraph">
      <style:paragraph-properties fo:text-align="center"/>
    </style:style>
    <style:style style:name="P73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67" text:outline-level="1">ROADMAP</text:h>
      <text:p text:style-name="P1"/>
      <text:h text:style-name="P68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22">Application</text:p>
          </table:table-cell>
          <table:table-cell table:style-name="Version-0.2.B2" office:value-type="string">
            <text:p text:style-name="P22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56">готово</text:p>
          </table:table-cell>
          <table:table-cell table:style-name="Version-0.2.D2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3">Response панель</text:p>
          </table:table-cell>
          <table:table-cell table:style-name="Version-0.2.B5" office:value-type="string">
            <text:p text:style-name="P46">Добавить вкладку Cookie с выводом всех полученных кук. Показывать такую информацию:</text:p>
            <text:list xml:id="list3338666497" text:style-name="L1">
              <text:list-item>
                <text:p text:style-name="P57">Name название куки</text:p>
              </text:list-item>
              <text:list-item>
                <text:p text:style-name="P57">Content</text:p>
              </text:list-item>
              <text:list-item>
                <text:p text:style-name="P57">Path</text:p>
              </text:list-item>
              <text:list-item>
                <text:p text:style-name="P58">Expires</text:p>
              </text:list-item>
            </text:list>
          </table:table-cell>
          <table:table-cell table:style-name="Version-0.2.C5" office:value-type="string">
            <text:p text:style-name="Статус_20_В_20_Процессе">В процессе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4">Request панель</text:p>
          </table:table-cell>
          <table:table-cell table:style-name="Version-0.2.B5" office:value-type="string">
            <text:p text:style-name="P24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71">ГОТОВО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5">Application</text:p>
          </table:table-cell>
          <table:table-cell table:style-name="Version-0.2.B5" office:value-type="string">
            <text:p text:style-name="P25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P55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6" office:value-type="string">
            <text:p text:style-name="P13"/>
          </table:table-cell>
          <table:table-cell table:style-name="Version-0.2.B6" office:value-type="string">
            <text:p text:style-name="P13"/>
          </table:table-cell>
          <table:table-cell table:style-name="Version-0.2.C6" office:value-type="string">
            <text:p text:style-name="P55"/>
          </table:table-cell>
          <table:table-cell table:style-name="Version-0.2.D6" office:value-type="string">
            <text:p text:style-name="P21"/>
          </table:table-cell>
        </table:table-row>
      </table:table>
      <text:h text:style-name="P69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39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8">JSON tree</text:p>
          </table:table-cell>
          <table:table-cell table:style-name="Version-0.1.B5" office:value-type="string">
            <text:p text:style-name="P18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38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9">Response панель</text:p>
          </table:table-cell>
          <table:table-cell table:style-name="Version-0.1.B7" office:value-type="string">
            <text:p text:style-name="P19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Project</text:p>
          </table:table-cell>
          <table:table-cell table:style-name="Version-0.1.B8" office:value-type="string">
            <text:p text:style-name="P15">Структура каталога проекта:</text:p>
            <text:list xml:id="list2320535724" text:style-name="L2">
              <text:list-item>
                <text:p text:style-name="P61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59"><text:span text:style-name="Source_20_Text">build/</text:span> (скомпилированные объекты)</text:p>
              </text:list-item>
              <text:list-item>
                <text:p text:style-name="P59"><text:span text:style-name="Source_20_Text">source/</text:span> (исходные тексты)</text:p>
              </text:list-item>
              <text:list-item>
                <text:p text:style-name="P62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59"><text:soft-page-break/><text:span text:style-name="Source_20_Text">README.txt</text:span></text:p>
              </text:list-item>
            </text:list>
            <text:p text:style-name="P53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6"><draw:custom-shape text:anchor-type="paragraph" draw:z-index="1" draw:name="Shape2" draw:style-name="gr2" draw:text-style-name="P73" svg:width="2.4134in" svg:height="0.5386in" svg:x="2.9063in" svg:y="0.5236in"><text:p text:style-name="P72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4"><draw:frame draw:style-name="fr1" draw:name="Image1" text:anchor-type="paragraph" svg:x="0.0402in" svg:y="-0.0402in" svg:width="1.5098in" svg:height="1.3272in" draw:z-index="2"><draw:image xlink:href="Pictures/10000201000000F3000000B3D8F6FCD3F0C8BA81.png" xlink:type="simple" xlink:show="embed" xlink:actuate="onLoad"/></draw:frame><draw:custom-shape text:anchor-type="paragraph" draw:z-index="0" draw:name="Shape1" draw:style-name="gr1" draw:text-style-name="P73" svg:width="2.6217in" svg:height="0.374in" svg:x="1.7402in" svg:y="0.0283in"><text:p text:style-name="P72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4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7">Application</text:p>
          </table:table-cell>
          <table:table-cell table:style-name="Version-0.1.B10" office:value-type="string">
            <text:p text:style-name="P17">Сохранять и загружать настройки приложения: </text:p>
            <text:list xml:id="list3228252119" text:style-name="L3">
              <text:list-item>
                <text:p text:style-name="P60">выпадающий список url</text:p>
              </text:list-item>
              <text:list-item>
                <text:p text:style-name="P60">таблица предопределенных заголовков и их значений</text:p>
              </text:list-item>
            </text:list>
            <text:p text:style-name="P17"/>
          </table:table-cell>
          <table:table-cell table:style-name="Version-0.1.C10" office:value-type="string">
            <text:p text:style-name="P54">ГОТОВО</text:p>
          </table:table-cell>
          <table:table-cell table:style-name="Version-0.1.D10" office:value-type="string">
            <text:p text:style-name="P40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20">Response панель</text:p>
          </table:table-cell>
          <table:table-cell table:style-name="Version-0.1.B11" office:value-type="string">
            <text:p text:style-name="P20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43">Application</text:p>
          </table:table-cell>
          <table:table-cell table:style-name="Version-0.1.B12" office:value-type="string">
            <text:p text:style-name="P43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70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8">Компонент</text:p>
          </table:table-cell>
          <table:table-cell table:style-name="БезВерсии.A1" office:value-type="string">
            <text:p text:style-name="P28">Описание</text:p>
          </table:table-cell>
          <table:table-cell table:style-name="БезВерсии.C1" office:value-type="string">
            <text:p text:style-name="P28">Резолюция</text:p>
          </table:table-cell>
        </table:table-row>
        <table:table-row>
          <table:table-cell table:style-name="БезВерсии.A3" office:value-type="string">
            <text:p text:style-name="P31">Application</text:p>
          </table:table-cell>
          <table:table-cell table:style-name="БезВерсии.B2" office:value-type="string">
            <text:p text:style-name="P31">Добавить меню View:</text:p>
            <text:list xml:id="list1129102953" text:style-name="L4">
              <text:list-item>
                <text:p text:style-name="P63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63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64">Show headers (вид отображения заголовков ответа: таблица/текст)</text:p>
              </text:list-item>
            </text:list>
            <text:p text:style-name="P32"/>
          </table:table-cell>
          <table:table-cell table:style-name="БезВерсии.C2" office:value-type="string">
            <text:p text:style-name="Table_20_Contents"/>
          </table:table-cell>
        </table:table-row>
        <table:table-row>
          <table:table-cell table:style-name="БезВерсии.A3" office:value-type="string">
            <text:p text:style-name="P33">Application</text:p>
          </table:table-cell>
          <table:table-cell table:style-name="БезВерсии.B3" office:value-type="string">
            <text:p text:style-name="P33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3">Application</text:p>
          </table:table-cell>
          <table:table-cell table:style-name="БезВерсии.B4" office:value-type="string">
            <text:p text:style-name="P33">Добавить About / Key shortcuts… окно с описанием комбинаций клавиш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41">Application</text:p>
          </table:table-cell>
          <table:table-cell table:style-name="БезВерсии.B5" office:value-type="string">
            <text:p text:style-name="P41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8" office:value-type="string">
            <text:p text:style-name="P34">Application</text:p>
          </table:table-cell>
          <table:table-cell table:style-name="БезВерсии.B8" office:value-type="string">
            <text:p text:style-name="P34">Окно настроек:</text:p>
            <text:list xml:id="list567330053" text:style-name="L5">
              <text:list-item>
                <text:p text:style-name="P65">вид отображения json дерева: с иконками или без</text:p>
              </text:list-item>
            </text:list>
            <text:p text:style-name="P34"/>
          </table:table-cell>
          <table:table-cell table:style-name="БезВерсии.C8" office:value-type="string">
            <text:p text:style-name="P36">Отложить. Пока мало настроек для отдельного окна.</text:p>
          </table:table-cell>
        </table:table-row>
        <table:table-row>
          <table:table-cell table:style-name="БезВерсии.A7" office:value-type="string">
            <text:p text:style-name="P34">Request панель</text:p>
          </table:table-cell>
          <table:table-cell table:style-name="БезВерсии.B7" office:value-type="string">
            <text:p text:style-name="P34">Запуск POST запроса по нажатию <text:span text:style-name="Short_20_cut">Shift-F9</text:span></text:p>
          </table:table-cell>
          <table:table-cell table:style-name="БезВерсии.C7" office:value-type="string">
            <text:p text:style-name="P35">Можно переместить в настройки какой именно метод запускать.</text:p>
          </table:table-cell>
        </table:table-row>
        <table:table-row>
          <table:table-cell table:style-name="БезВерсии.A8" office:value-type="string">
            <text:p text:style-name="P43">Application</text:p>
          </table:table-cell>
          <table:table-cell table:style-name="БезВерсии.B8" office:value-type="string">
            <text:p text:style-name="P43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8" office:value-type="string">
            <text:p text:style-name="P35"/>
          </table:table-cell>
        </table:table-row>
        <table:table-row>
          <table:table-cell table:style-name="БезВерсии.A10" office:value-type="string">
            <text:p text:style-name="P43">Response панель</text:p>
          </table:table-cell>
          <table:table-cell table:style-name="БезВерсии.B10" office:value-type="string">
            <text:p text:style-name="P43">Добавить вкладку Image и показывать ее когда ответ image/*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0" office:value-type="string">
            <text:p text:style-name="P44">Response панель</text:p>
          </table:table-cell>
          <table:table-cell table:style-name="БезВерсии.B10" office:value-type="string">
            <text:p text:style-name="P50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0" office:value-type="string">
            <text:p text:style-name="Table_20_Contents"/>
          </table:table-cell>
        </table:table-row>
        <text:soft-page-break/>
        <table:table-row>
          <table:table-cell table:style-name="БезВерсии.A11" office:value-type="string">
            <text:p text:style-name="P47">Application</text:p>
          </table:table-cell>
          <table:table-cell table:style-name="БезВерсии.B11" office:value-type="string">
            <text:p text:style-name="P47">Возможность экспортировать запрос в виде кода для PHP/NodeJS, etc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8">Application</text:p>
          </table:table-cell>
          <table:table-cell table:style-name="БезВерсии.B13" office:value-type="string">
            <text:p text:style-name="P49">Меню инструментов Tools:</text:p>
            <text:list xml:id="list2712103908" text:style-name="L6">
              <text:list-item>
                <text:p text:style-name="P66">md5, base64 (encode/decode)</text:p>
              </text:list-item>
              <text:list-item>
                <text:p text:style-name="P66">loremipsum</text:p>
              </text:list-item>
              <text:list-item>
                <text:p text:style-name="P66">url encode/decode</text:p>
              </text:list-item>
            </text:list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5">Response панель</text:p>
          </table:table-cell>
          <table:table-cell table:style-name="БезВерсии.B13" office:value-type="string">
            <text:p text:style-name="P51">Вкладка <text:span text:style-name="T8">JSON</text:span>. Поиск элементов.</text:p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52">Application</text:p>
          </table:table-cell>
          <table:table-cell table:style-name="БезВерсии.B14" office:value-type="string">
            <text:p text:style-name="P52">Сделать настройку для автоматических редиректов</text:p>
          </table:table-cell>
          <table:table-cell table:style-name="БезВерсии.C14" office:value-type="string">
            <text:p text:style-name="P37">Глобальная настройка приложения</text:p>
          </table:table-cell>
        </table:table-row>
        <table:table-row>
          <table:table-cell table:style-name="БезВерсии.A15" office:value-type="string">
            <text:p text:style-name="Table_20_Contents"/>
          </table:table-cell>
          <table:table-cell table:style-name="БезВерсии.B15" office:value-type="string">
            <text:p text:style-name="Table_20_Contents"/>
          </table:table-cell>
          <table:table-cell table:style-name="БезВерсии.C15" office:value-type="string">
            <text:p text:style-name="Table_20_Contents"/>
          </table:table-cell>
        </table:table-row>
      </table:table>
      <text:p text:style-name="P1"/>
      <text:h text:style-name="P68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7">Статус</text:p>
          </table:table-cell>
          <table:table-cell table:style-name="СправочникСтатусов.B1" office:value-type="string">
            <text:p text:style-name="P27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26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26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29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9">Отложено</text:p>
          </table:table-cell>
          <table:table-cell table:style-name="СправочникСтатусов.B5" office:value-type="string">
            <text:p text:style-name="P30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2-10T15:03:30.288728802</dc:date>
    <meta:editing-duration>PT3H21M27S</meta:editing-duration>
    <meta:editing-cycles>35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24" meta:word-count="531" meta:character-count="3832" meta:non-whitespace-character-count="3439"/>
  </office:meta>
</office:document-meta>
</file>